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D1000000F1C2A94F7D.jpg" manifest:media-type="image/jpeg"/>
  <manifest:file-entry manifest:full-path="Pictures/1000000000000142000001445C8D8F3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office:font-face-decls>
  <office:automatic-styles>
    <style:style style:name="P1" style:family="paragraph" style:parent-style-name="Standard">
      <style:text-properties officeooo:rsid="001955e8"/>
    </style:style>
    <style:style style:name="P2" style:family="paragraph" style:parent-style-name="Standard">
      <style:text-properties officeooo:rsid="001955e8" officeooo:paragraph-rsid="001955e8"/>
    </style:style>
    <style:style style:name="P3" style:family="paragraph" style:parent-style-name="Standard">
      <style:paragraph-properties fo:break-before="page"/>
      <style:text-properties officeooo:rsid="001955e8" officeooo:paragraph-rsid="001955e8"/>
    </style:style>
    <style:style style:name="P4" style:family="paragraph" style:parent-style-name="Standard">
      <style:paragraph-properties fo:text-align="center" style:justify-single-word="false"/>
      <style:text-properties officeooo:rsid="001955e8" officeooo:paragraph-rsid="001955e8"/>
    </style:style>
    <style:style style:name="P5" style:family="paragraph" style:parent-style-name="Standard">
      <style:text-properties fo:color="#dddddd" loext:opacity="100%" officeooo:rsid="001955e8" officeooo:paragraph-rsid="001955e8"/>
    </style:style>
    <style:style style:name="P6" style:family="paragraph" style:parent-style-name="Standard">
      <style:paragraph-properties fo:text-align="justify" style:justify-single-word="false" style:writing-mode="page">
        <style:drop-cap style:lines="7"/>
      </style:paragraph-properties>
      <style:text-properties fo:color="#dddddd" loext:opacity="100%" officeooo:paragraph-rsid="001955e8"/>
    </style:style>
    <style:style style:name="T1" style:family="text">
      <style:text-properties officeooo:rsid="001955e8"/>
    </style:style>
    <style:style style:name="fr1" style:family="graphic" style:parent-style-name="Graphics">
      <style:graphic-properties fo:margin-left="4.99mm" fo:margin-right="4.99mm" fo:margin-top="4.99mm" fo:margin-bottom="4.99mm" style:run-through="foreground" style:wrap="parallel" style:number-wrapped-paragraphs="no-limit" style:wrap-contour="true" style:wrap-contour-mode="full"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4"><draw:frame draw:style-name="fr2" draw:name="Image1" text:anchor-type="paragraph" svg:x="43.46mm" svg:y="21.59mm" svg:width="85.2mm" svg:height="85.73mm" draw:z-index="0"><draw:image xlink:href="Pictures/1000000000000142000001445C8D8F38.jpg" xlink:type="simple" xlink:show="embed" xlink:actuate="onLoad" draw:mime-type="image/jpeg"/><draw:contour-polygon svg:width="322px" svg:height="324px" svg:viewBox="0 0 322 324" draw:points="161,324 150,324 140,323 129,321 119,319 109,316 100,312 90,308 81,302 71,297 63,290 54,284 47,277 40,269 33,261 27,252 22,243 16,233 12,224 8,214 5,204 3,194 1,184 0,173 0,162 0,151 1,140 3,130 5,120 8,110 12,100 16,91 22,81 27,72 33,63 40,55 47,47 54,40 63,34 71,27 81,22 90,16 100,12 109,8 119,5 129,3 140,1 150,0 161,0 172,0 182,1 193,3 203,5 213,8 222,12 232,16 241,22 251,27 259,34 268,40 275,47 282,55 289,63 295,72 300,81 306,91 310,100 314,110 317,120 319,130 321,140 322,151 322,162 322,173 321,184 319,194 317,204 314,214 310,224 306,233 300,243 295,252 289,261 282,269 275,277 268,284 259,290 251,297 241,302 232,308 222,312 213,316 203,319 193,321 182,323 172,324" draw:recreate-on-edit="false"/></draw:frame>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Hello World!!! </text:p>
      <text:p text:style-name="P2"/>
      <text:p text:style-name="P2"/>
      <text:p text:style-name="P2"/>
      <text:p text:style-name="P3"/>
      <text:p text:style-name="P2"/>
      <text:p text:style-name="P6"><draw:frame draw:style-name="fr1" draw:name="Image2" text:anchor-type="paragraph" svg:x="57.68mm" svg:y="77.54mm" svg:width="55.3mm" svg:height="63.76mm" draw:z-index="1"><draw:image xlink:href="Pictures/10000000000000D1000000F1C2A94F7D.jpg" xlink:type="simple" xlink:show="embed" xlink:actuate="onLoad" draw:mime-type="image/jpeg"/><draw:contour-polygon svg:width="204px" svg:height="220px" svg:viewBox="0 0 204 220" draw:points="40,18 39,19 39,20 39,21 39,22 40,23 41,24 44,25 44,26 44,27 44,28 44,29 44,30 44,31 44,32 44,33 44,34 44,35 44,36 44,37 40,38 39,39 39,40 39,41 39,42 40,43 42,44 42,64 41,65 41,66 41,67 41,68 42,69 48,70 48,71 48,72 48,73 48,74 48,75 48,76 48,77 48,78 48,79 48,80 48,81 48,82 48,83 42,84 41,85 41,86 41,87 41,88 42,89 65,90 65,91 62,92 62,93 62,94 62,95 62,96 63,97 107,111 106,112 105,113 104,114 104,115 103,116 25,117 24,118 23,119 22,120 20,121 19,122 8,123 6,124 5,125 2,126 1,127 2,128 3,129 3,130 3,131 3,132 3,133 3,134 1,135 1,136 1,137 1,138 28,139 29,140 42,141 42,142 43,143 43,144 43,145 44,146 44,147 50,148 50,149 49,150 49,151 49,152 49,153 50,154 49,155 49,156 49,157 49,158 49,159 50,160 51,161 51,162 50,163 49,164 49,165 48,166 48,167 48,168 47,169 47,170 47,171 46,172 46,173 46,174 45,175 45,176 44,177 43,178 43,179 42,180 41,181 40,182 39,183 37,184 35,185 33,186 31,187 30,188 29,189 28,190 27,191 27,192 26,193 26,194 26,195 26,196 26,197 27,198 27,199 21,200 21,201 21,202 20,203 20,204 20,205 20,206 20,207 20,208 20,209 19,210 19,211 18,212 18,213 18,214 17,215 17,216 17,217 17,218 17,219 17,220 17,221 17,222 17,223 17,224 17,225 17,226 17,227 17,228 17,229 17,230 17,231 17,232 17,233 17,234 17,235 17,236 17,237 17,238 201,238 201,237 201,236 201,235 200,234 200,233 200,232 200,231 200,230 200,229 200,228 200,227 200,226 200,225 200,224 200,223 200,222 200,221 200,220 200,219 199,218 199,217 199,216 199,215 199,214 198,213 198,212 198,211 197,210 197,209 196,208 196,207 196,206 195,205 195,204 194,203 194,202 194,201 193,200 193,199 193,198 192,197 192,196 191,195 191,194 190,193 190,192 189,191 189,190 188,189 186,188 185,187 183,186 181,185 179,184 178,183 177,182 176,181 175,180 174,179 173,178 172,177 172,176 171,175 171,174 170,173 170,172 170,171 169,170 169,169 169,168 168,167 168,166 167,165 167,164 166,163 166,162 175,161 176,160 176,159 178,158 179,157 179,156 179,155 179,154 179,153 179,152 177,151 170,150 169,149 169,148 172,147 173,146 173,145 174,144 174,143 174,142 174,141 188,140 200,139 201,138 202,137 203,136 203,135 204,134 204,133 204,132 204,131 204,130 205,129 205,128 205,127 205,126 204,125 204,124 204,123 204,122 203,121 203,120 203,119 202,118 201,117 186,116 186,115 186,114 111,113 110,112 109,111 74,97 76,96 76,95 76,94 76,93 75,92 71,91 71,90 162,89 162,88 163,87 163,86 162,85 162,84 160,83 160,82 160,81 160,80 160,79 160,78 160,77 160,76 160,75 160,74 160,73 159,72 158,71 157,70 155,69 60,68 61,67 61,66 60,65 59,64 128,44 162,43 163,42 163,41 163,40 163,39 162,38 160,37 160,36 160,35 160,34 160,33 160,32 160,31 160,30 160,29 160,28 160,27 159,26 158,25 157,24 54,23 55,22 55,21 55,20 55,19 53,18" draw:recreate-on-edit="true"/></draw:frame><text:span text:style-name="T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zxx" fo:country="none" style:letter-kerning="true" style:font-name-asian="Arial Unicode MS" style:font-size-asian="10.5pt" style:language-asian="zxx" style:country-asian="none" style:font-name-complex="Mang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zxx" fo:country="none" style:letter-kerning="true" style:font-name-asian="Arial Unicode MS" style:font-size-asian="10.5pt" style:language-asian="zxx" style:country-asian="none" style:font-name-complex="Mang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4-07T07:15:47.281000000</meta:creation-date>
    <meta:editing-duration>P0D</meta:editing-duration>
    <meta:editing-cycles>1</meta:editing-cycles>
    <meta:generator>LibreOffice/7.6.4.1$Linux_X86_64 LibreOffice_project/60$Build-1</meta:generator>
    <meta:document-statistic meta:table-count="0" meta:image-count="2" meta:object-count="0" meta:page-count="2" meta:paragraph-count="2" meta:word-count="875" meta:character-count="5919" meta:non-whitespace-character-count="5044"/>
  </office:meta>
</office:document-meta>
</file>